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ÄLKOMMEN TILL DEN HALTANDE TEATERN!</text:p>
      <text:p text:style-name="Standard"/>
      <text:p text:style-name="Standard">Det är här det sker!</text:p>
      <text:p text:style-name="Standard">Den haltande teatern är arenan för utforskandet, medvetandegörandet av det inre, det som är i mörkret blir belyst här! </text:p>
      <text:p text:style-name="Standard">Man kan också kort och gott kalla det för en LEKSTUGA. För här leker vi med det som känns allvarligt, farligt, förbjudet och omöjligt. </text:p>
      <text:p text:style-name="Standard">Den haltande teatern är en oas, en fristad, för oss som är utmattade av all anpassning, alla försök, alla måsten. Vi gestaltar de tankemönster som gör oss olyckliga och därmed släpper dynamiken, laddningen och vi kan bli fria i tanken. Kreativa. Glada.</text:p>
      <text:p text:style-name="Standard">Vi undviker inte det som står i vägen. Vi lär känna det. Vi lever igenom det. Lever ut det. Skrattar åt eländet. Och landar om och om igen i ett tillstånd av….ja, av vaddå? Frid? Kärlek? Varande? Det som finns när inget annat finns, det som finns bakom rädslan, bakom alla värderingar, borden, rätt och fel. Där landar vi när det andra tystnar.</text:p>
      <text:p text:style-name="Standard">Och det är rätt skönt.</text:p>
      <text:p text:style-name="Standard">Men så länge har vi kul med skiten!</text:p>
      <text:p text:style-name="Standard"/>
      <text:p text:style-name="Standard">På den haltande teatern får man höras och synas. Gråta , skrika och skratta högt eller tystna, frysa, skaka och vara handlingsförlamad eller blyg, eller fnittrig. Helig och mänsklig på samma gång!</text:p>
      <text:p text:style-name="Standard"/>
      <text:p text:style-name="Standard">Den haltande teatern vilar tryggt under Fru Konstnärs vingar och här kan det dyka upp workshops, bjudas föreställningar eller andra livgivande evenemang.</text:p>
      <text:p text:style-name="Standard"/>
      <text:p text:style-name="Standard">Asså livet är ändå ofullständigt och bristfälligt så vi kan likväl gilla det. Inklusive allt! Och då menar jag ALLT!</text:p>
      <text:p text:style-name="Standard">Gilla kanske är lite att ta i …men älska det då!?</text:p>
      <text:p text:style-name="Standard"/>
      <text:p text:style-name="Standard">Och när du ändå är igång:</text:p>
      <text:p text:style-name="Standard">Älska DIG SJÄLV också. När du förtjänar det som minst!</text:p>
      <text:p text:style-name="Standard"/>
      <text:p text:style-name="Standard">Och förresten, teatern går att besöka , den finns IRL !!!</text:p>
      <text:p text:style-name="Standard">Adressen är: Lunda By , 15396 Mölnbo</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Calibri" fo:font-size="12pt" fo:language="sv" fo:country="SE"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ben haraldsson</meta:initial-creator>
    <meta:editing-cycles>5</meta:editing-cycles>
    <meta:creation-date>2017-05-16T19:51:00</meta:creation-date>
    <dc:date>2017-05-18T11:06:22.88</dc:date>
    <meta:editing-duration>PT57S</meta:editing-duration>
    <meta:generator>OpenOffice/4.1.0$Win32 OpenOffice.org_project/410m18$Build-9764</meta:generator>
    <meta:document-statistic meta:table-count="0" meta:image-count="0" meta:object-count="0" meta:page-count="1" meta:paragraph-count="16" meta:word-count="290" meta:character-count="164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